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6ac" officeooo:paragraph-rsid="000616ac"/>
    </style:style>
    <style:style style:name="P2" style:family="paragraph" style:parent-style-name="Standard">
      <style:text-properties officeooo:rsid="0007f3fa" officeooo:paragraph-rsid="0007f3fa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text-properties fo:font-variant="normal" fo:text-transform="none" fo:color="#000000" fo:letter-spacing="normal" fo:font-style="normal" fo:font-weight="normal" officeooo:rsid="000616ac" officeooo:paragraph-rsid="000616ac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orphans="2" fo:widows="2"/>
    </style:style>
    <style:style style:name="P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</text:p>
      <text:p text:style-name="P4">#rock paper </text:p>
      <text:p text:style-name="P3">import random </text:p>
      <text:p text:style-name="P3">p={1:'r',2:'p',3:'s'}</text:p>
      <text:p text:style-name="P3">while True:</text:p>
      <text:p text:style-name="P5"><text:s text:c="8"/><text:span text:style-name="T1">z=str(input("Enter a to play and b to quit "))</text:span></text:p>
      <text:p text:style-name="P5"><text:s text:c="8"/><text:span text:style-name="T1">if(z=='a'):</text:span></text:p>
      <text:p text:style-name="P5"><text:s text:c="16"/><text:span text:style-name="T1">yc=input("your choice r/p/s: <text:s/>")</text:span></text:p>
      <text:p text:style-name="P5"><text:s text:c="16"/><text:span text:style-name="T1">cc=p[random.randint(1,3)]</text:span></text:p>
      <text:p text:style-name="P6"/>
      <text:p text:style-name="P5"><text:s text:c="16"/><text:span text:style-name="T1">print("computer gave: ",cc)</text:span></text:p>
      <text:p text:style-name="P6"/>
      <text:p text:style-name="P5"><text:s text:c="16"/><text:span text:style-name="T1">if(yc=='r' and cc=='p'):</text:span></text:p>
      <text:p text:style-name="P5"><text:s text:c="24"/><text:span text:style-name="T1">print("Computer Wins ")</text:span></text:p>
      <text:p text:style-name="P5"><text:s text:c="16"/><text:span text:style-name="T1">elif(yc=='r' and cc=='r'):</text:span></text:p>
      <text:p text:style-name="P5"><text:s text:c="24"/><text:span text:style-name="T1">print("Draw ")</text:span></text:p>
      <text:p text:style-name="P5"><text:s text:c="16"/><text:span text:style-name="T1">elif(yc=='r' and cc=='s'):</text:span></text:p>
      <text:p text:style-name="P5"><text:s text:c="24"/><text:span text:style-name="T1">print("You win ")</text:span></text:p>
      <text:p text:style-name="P5"><text:s text:c="16"/><text:span text:style-name="T1">elif(yc=='p' and cc=='r'):</text:span></text:p>
      <text:p text:style-name="P5"><text:s text:c="24"/><text:span text:style-name="T1">print("You win")</text:span></text:p>
      <text:p text:style-name="P5"><text:s text:c="16"/><text:span text:style-name="T1">elif(yc=='p' and cc=='p'):</text:span></text:p>
      <text:p text:style-name="P5"><text:s text:c="24"/><text:span text:style-name="T1">print("Draw ") <text:s/></text:span></text:p>
      <text:p text:style-name="P5"><text:s text:c="16"/><text:span text:style-name="T1">elif(yc=='p' and cc=='s'):</text:span></text:p>
      <text:p text:style-name="P5"><text:s text:c="24"/><text:span text:style-name="T1">print("You win")</text:span></text:p>
      <text:p text:style-name="P5"><text:s text:c="16"/><text:span text:style-name="T1">elif(yc=='s' and cc=='r'):</text:span></text:p>
      <text:p text:style-name="P5"><text:s text:c="24"/><text:span text:style-name="T1">print("Computer wins") <text:s text:c="17"/></text:span></text:p>
      <text:p text:style-name="P5"><text:s text:c="16"/><text:span text:style-name="T1">elif(yc=='s' and cc=='p'):</text:span></text:p>
      <text:p text:style-name="P5"><text:s text:c="24"/><text:span text:style-name="T1">print("You win ")</text:span></text:p>
      <text:p text:style-name="P5"><text:s text:c="16"/><text:span text:style-name="T1">elif(yc=='s' and cc=='s'):</text:span></text:p>
      <text:p text:style-name="P5"><text:s text:c="24"/><text:span text:style-name="T1">print("Draw ")</text:span></text:p>
      <text:p text:style-name="P5"><text:s text:c="8"/><text:span text:style-name="T1">else:</text:span></text:p>
      <text:p text:style-name="P5"><text:s text:c="16"/><text:span text:style-name="T1">print("Bye ")</text:span></text:p>
      <text:p text:style-name="P5"><text:s text:c="16"/><text:span text:style-name="T1">exit() </text:span></text:p>
      <text:p text:style-name="P7"><text:s text:c="48"/></text:p>
      <text:p text:style-name="P1">Output </text:p>
      <text:p text:style-name="P1">Enter a to play and b to quit a</text:p>
      <text:p text:style-name="P1">your choice r/p/s: <text:s/>r</text:p>
      <text:p text:style-name="P1">computer gave: <text:s/>p</text:p>
      <text:p text:style-name="P1">Computer Wins </text:p>
      <text:p text:style-name="P1">Enter a to play and b to quit a</text:p>
      <text:p text:style-name="P1">your choice r/p/s: <text:s/>s</text:p>
      <text:p text:style-name="P1">computer gave: <text:s/>s</text:p>
      <text:p text:style-name="P1">Draw </text:p>
      <text:p text:style-name="P1">Enter a to play and b to quit b</text:p>
      <text:p text:style-name="P1">Bye </text:p>
      <text:p text:style-name="P1"/>
      <text:p text:style-name="P2">Progra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9:24:57.489152799</meta:creation-date>
    <dc:date>2018-10-03T10:06:24.692805625</dc:date>
    <meta:editing-duration>PT27M49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44" meta:word-count="125" meta:character-count="1356" meta:non-whitespace-character-count="728"/>
  </office:meta>
</office:document-meta>
</file>